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E800000FA0FFE0A409.png" manifest:media-type="image/png"/>
  <manifest:file-entry manifest:full-path="Pictures/10000001000002D000000140E557C4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Evangelion" svg:font-family="Evangel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39.75cm" fo:min-width="89.5cm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2fc02f" draw:textarea-horizontal-align="justify" draw:textarea-vertical-align="middle" draw:auto-grow-height="false" fo:min-height="4.841cm" fo:min-width="4.59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622996" draw:textarea-horizontal-align="justify" draw:textarea-vertical-align="middle" draw:auto-grow-height="false" fo:min-height="4.841cm" fo:min-width="4.591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2fc02f" draw:textarea-horizontal-align="justify" draw:textarea-vertical-align="middle" draw:auto-grow-height="false" fo:min-height="4.841cm" fo:min-width="4.591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622996" draw:textarea-horizontal-align="justify" draw:textarea-vertical-align="middle" draw:auto-grow-height="false" fo:min-height="4.841cm" fo:min-width="4.59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2fc02f" draw:textarea-horizontal-align="justify" draw:textarea-vertical-align="middle" draw:auto-grow-height="false" fo:min-height="4.84cm" fo:min-width="4.59cm" fo:padding-top="0.178cm" fo:padding-bottom="0.178cm" fo:padding-left="0.303cm" fo:padding-right="0.30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622996" draw:textarea-horizontal-align="justify" draw:textarea-vertical-align="middle" draw:auto-grow-height="false" fo:min-height="4.84cm" fo:min-width="4.591cm" fo:padding-top="0.178cm" fo:padding-bottom="0.178cm" fo:padding-left="0.303cm" fo:padding-right="0.303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2fc02f" draw:textarea-horizontal-align="justify" draw:textarea-vertical-align="middle" draw:auto-grow-height="false" fo:min-height="4.84cm" fo:min-width="4.591cm" fo:padding-top="0.178cm" fo:padding-bottom="0.178cm" fo:padding-left="0.303cm" fo:padding-right="0.303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622996" draw:textarea-horizontal-align="justify" draw:textarea-vertical-align="middle" draw:auto-grow-height="false" fo:min-height="4.84cm" fo:min-width="4.59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da1c2d" draw:textarea-horizontal-align="justify" draw:textarea-vertical-align="middle" draw:auto-grow-height="false" fo:min-height="4.841cm" fo:min-width="20.493cm" fo:padding-top="0.178cm" fo:padding-bottom="0.178cm" fo:padding-left="0.303cm" fo:padding-right="0.303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da1c2d" draw:textarea-horizontal-align="justify" draw:textarea-vertical-align="middle" draw:auto-grow-height="false" fo:min-height="4.841cm" fo:min-width="4.59cm" fo:padding-top="0.178cm" fo:padding-bottom="0.178cm" fo:padding-left="0.303cm" fo:padding-right="0.303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da1c2d" draw:textarea-horizontal-align="justify" draw:textarea-vertical-align="middle" draw:auto-grow-height="false" fo:min-height="4.841cm" fo:min-width="4.591cm" fo:padding-top="0.178cm" fo:padding-bottom="0.178cm" fo:padding-left="0.303cm" fo:padding-right="0.303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da1c2d" draw:textarea-horizontal-align="justify" draw:textarea-vertical-align="middle" draw:auto-grow-height="false" fo:min-height="4.841cm" fo:min-width="9.891cm" fo:padding-top="0.178cm" fo:padding-bottom="0.178cm" fo:padding-left="0.303cm" fo:padding-right="0.303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da1c2d" draw:textarea-horizontal-align="justify" draw:textarea-vertical-align="middle" draw:auto-grow-height="false" fo:min-height="4.841cm" fo:min-width="9.892cm" fo:padding-top="0.178cm" fo:padding-bottom="0.178cm" fo:padding-left="0.303cm" fo:padding-right="0.303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-width="0.359cm" draw:marker-end-width="0.359cm" draw:fill-color="#2fc02f" draw:textarea-horizontal-align="justify" draw:textarea-vertical-align="middle" draw:auto-grow-height="false" fo:min-height="1.214cm" fo:min-width="1.142cm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2fc02f" draw:textarea-horizontal-align="justify" draw:textarea-vertical-align="middle" draw:auto-grow-height="false" fo:min-height="1.214cm" fo:min-width="1.143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000000" draw:marker-start-width="0.359cm" draw:marker-end-width="0.359cm" draw:fill-color="#622996" draw:textarea-horizontal-align="justify" draw:textarea-vertical-align="middle" draw:auto-grow-height="false" fo:min-height="1.214cm" fo:min-width="1.142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06cm" svg:stroke-color="#000000" draw:marker-start-width="0.359cm" draw:marker-end-width="0.359cm" draw:fill-color="#622996" draw:textarea-horizontal-align="justify" draw:textarea-vertical-align="middle" draw:auto-grow-height="false" fo:min-height="1.214cm" fo:min-width="1.143cm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svg:stroke-width="0.106cm" svg:stroke-color="#000000" draw:marker-start-width="0.359cm" draw:marker-end-width="0.359cm" draw:fill-color="#0a7ef9" draw:textarea-horizontal-align="justify" draw:textarea-vertical-align="middle" draw:auto-grow-height="false" fo:min-height="1.385cm" fo:min-width="7.242cm" fo:padding-top="0.178cm" fo:padding-bottom="0.178cm" fo:padding-left="0.303cm" fo:padding-right="0.303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.018cm" svg:stroke-color="#000000" draw:marker-start="" draw:marker-start-width="0.227cm" draw:marker-end-width="0.227cm" draw:fill="none" draw:fill-color="#2fc02f" draw:opacity="100%" draw:textarea-horizontal-align="justify" draw:textarea-vertical-align="middle" draw:auto-grow-height="false" fo:min-height="4.929cm" fo:min-width="4.679cm" fo:padding-top="0.134cm" fo:padding-bottom="0.134cm" fo:padding-left="0.259cm" fo:padding-right="0.259cm" style:writing-mode="lr-tb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style:text-line-through-style="none" style:text-line-through-type="none" style:font-name="Evangelion" fo:font-size="100pt" fo:font-style="normal" fo:text-shadow="1pt 1pt" style:text-underline-style="none" fo:font-weight="normal" style:font-size-asian="100pt" style:font-style-asian="normal" style:font-size-complex="100pt" style:font-style-complex="normal"/>
    </style:style>
    <style:style style:name="P3" style:family="paragraph">
      <loext:graphic-properties draw:fill-color="#2fc02f"/>
      <style:paragraph-properties fo:text-align="center" style:writing-mode="lr-tb"/>
      <style:text-properties fo:color="#000000" loext:opacity="100%" style:text-line-through-style="none" style:text-line-through-type="none" style:font-name="Evangelion" fo:font-size="100pt" fo:font-style="normal" fo:text-shadow="1pt 1pt" style:text-underline-style="none" fo:font-weight="normal" style:font-size-asian="100pt" style:font-style-asian="normal" style:font-size-complex="100pt" style:font-style-complex="normal"/>
    </style:style>
    <style:style style:name="P4" style:family="paragraph">
      <style:paragraph-properties fo:text-align="center" style:writing-mode="lr-tb"/>
      <style:text-properties fo:color="#000000" loext:opacity="100%" style:text-line-through-style="none" style:text-line-through-type="none" style:font-name="Evangelion" fo:font-size="100pt" fo:font-style="normal" fo:text-shadow="1pt 1pt" style:text-underline-style="none" fo:font-weight="normal" fo:background-color="transparent" style:font-size-asian="100pt" style:font-style-asian="normal" style:font-size-complex="100pt" style:font-style-complex="normal"/>
    </style:style>
    <style:style style:name="P5" style:family="paragraph">
      <loext:graphic-properties draw:fill-color="#622996"/>
      <style:paragraph-properties fo:text-align="center" style:writing-mode="lr-tb"/>
      <style:text-properties fo:color="#000000" loext:opacity="100%" style:text-line-through-style="none" style:text-line-through-type="none" style:font-name="Evangelion" fo:font-size="100pt" fo:font-style="normal" fo:text-shadow="1pt 1pt" style:text-underline-style="none" fo:font-weight="normal" fo:background-color="transparent" style:font-size-asian="100pt" style:font-style-asian="normal" style:font-size-complex="100pt" style:font-style-complex="normal"/>
    </style:style>
    <style:style style:name="P6" style:family="paragraph">
      <loext:graphic-properties draw:fill-color="#622996"/>
      <style:paragraph-properties fo:text-align="center" style:writing-mode="lr-tb"/>
      <style:text-properties fo:color="#000000" loext:opacity="100%" style:text-line-through-style="none" style:text-line-through-type="none" style:font-name="Evangelion" fo:font-size="100pt" fo:font-style="normal" fo:text-shadow="1pt 1pt" style:text-underline-style="none" fo:font-weight="normal" style:font-size-asian="100pt" style:font-style-asian="normal" style:font-size-complex="100pt" style:font-style-complex="normal"/>
    </style:style>
    <style:style style:name="P7" style:family="paragraph">
      <style:paragraph-properties fo:text-align="center"/>
      <style:text-properties fo:color="#000000" loext:opacity="100%"/>
    </style:style>
    <style:style style:name="P8" style:family="paragraph">
      <loext:graphic-properties draw:fill-color="#2fc02f"/>
      <style:paragraph-properties fo:text-align="center" style:writing-mode="lr-tb"/>
      <style:text-properties fo:color="#000000" loext:opacity="100%" style:text-line-through-style="none" style:text-line-through-type="none" style:font-name="Evangelion" fo:font-size="100pt" fo:font-style="normal" fo:text-shadow="1pt 1pt" style:text-underline-style="none" fo:font-weight="normal" fo:background-color="transparent" style:font-size-asian="100pt" style:font-style-asian="normal" style:font-size-complex="100pt" style:font-style-complex="normal"/>
    </style:style>
    <style:style style:name="P9" style:family="paragraph">
      <style:paragraph-properties fo:text-align="center"/>
      <style:text-properties fo:text-transform="uppercase" fo:color="#e8ab18" loext:opacity="100%" style:font-name="Evangelion" fo:font-size="90pt" fo:text-shadow="1pt 1pt" style:font-size-asian="60pt" style:font-size-complex="60pt"/>
    </style:style>
    <style:style style:name="P10" style:family="paragraph">
      <loext:graphic-properties draw:fill-color="#da1c2d"/>
      <style:paragraph-properties fo:text-align="center" style:writing-mode="lr-tb"/>
      <style:text-properties fo:text-transform="uppercase" fo:color="#e8ab18" loext:opacity="100%" style:font-name="Evangelion" fo:font-size="90pt" fo:text-shadow="1pt 1pt" style:font-size-asian="60pt" style:font-size-complex="60pt"/>
    </style:style>
    <style:style style:name="P11" style:family="paragraph">
      <style:paragraph-properties fo:text-align="center" style:writing-mode="lr-tb"/>
      <style:text-properties fo:color="#e8ab18" loext:opacity="100%" style:text-line-through-style="none" style:text-line-through-type="none" style:font-name="Evangelion" fo:font-size="100pt" fo:font-style="normal" fo:text-shadow="1pt 1pt" style:text-underline-style="none" fo:font-weight="normal" style:font-size-asian="100pt" style:font-style-asian="normal" style:font-size-complex="100pt" style:font-style-complex="normal"/>
    </style:style>
    <style:style style:name="P12" style:family="paragraph">
      <loext:graphic-properties draw:fill-color="#da1c2d"/>
      <style:paragraph-properties fo:text-align="center" style:writing-mode="lr-tb"/>
      <style:text-properties fo:color="#e8ab18" loext:opacity="100%" style:text-line-through-style="none" style:text-line-through-type="none" style:font-name="Evangelion" fo:font-size="100pt" fo:font-style="normal" fo:text-shadow="1pt 1pt" style:text-underline-style="none" fo:font-weight="normal" style:font-size-asian="100pt" style:font-style-asian="normal" style:font-size-complex="100pt" style:font-style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da1c2d"/>
      <style:paragraph-properties fo:text-align="center" style:writing-mode="lr-tb"/>
      <style:text-properties style:font-name="Evangelion" fo:font-size="90pt" fo:text-shadow="1pt 1pt" style:font-size-asian="90pt" style:font-size-complex="90pt"/>
    </style:style>
    <style:style style:name="P15" style:family="paragraph">
      <loext:graphic-properties draw:fill-color="#da1c2d"/>
      <style:paragraph-properties fo:text-align="center" style:writing-mode="lr-tb"/>
    </style:style>
    <style:style style:name="P16" style:family="paragraph">
      <style:paragraph-properties fo:text-align="center"/>
      <style:text-properties fo:color="#e8ab18" loext:opacity="100%" style:font-name="Evangelion" fo:font-size="90pt" fo:text-shadow="1pt 1pt" style:font-size-asian="90pt" style:font-size-complex="90pt"/>
    </style:style>
    <style:style style:name="P17" style:family="paragraph">
      <loext:graphic-properties draw:fill-color="#da1c2d"/>
      <style:paragraph-properties fo:text-align="center" style:writing-mode="lr-tb"/>
      <style:text-properties fo:color="#e8ab18" loext:opacity="100%" style:font-name="Evangelion" fo:font-size="90pt" fo:text-shadow="1pt 1pt" style:font-size-asian="90pt" style:font-size-complex="90pt"/>
    </style:style>
    <style:style style:name="P18" style:family="paragraph">
      <loext:graphic-properties draw:fill-color="#2fc02f"/>
      <style:paragraph-properties fo:text-align="center"/>
    </style:style>
    <style:style style:name="P19" style:family="paragraph">
      <loext:graphic-properties draw:fill-color="#622996"/>
      <style:paragraph-properties fo:text-align="center"/>
    </style:style>
    <style:style style:name="P20" style:family="paragraph">
      <loext:graphic-properties draw:fill-color="#0a7ef9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style:use-window-font-color="true" loext:opacity="0%" style:text-line-through-style="none" style:text-line-through-type="none" style:font-name="Evangelion" fo:font-size="100pt" fo:font-style="normal" fo:text-shadow="1pt 1pt" style:text-underline-style="none" fo:font-weight="normal" style:font-size-asian="100pt" style:font-style-asian="normal" style:font-size-complex="100pt" style:font-style-complex="normal"/>
    </style:style>
    <style:style style:name="P22" style:family="paragraph">
      <loext:graphic-properties draw:fill="none" draw:fill-color="#2fc02f" draw:opacity="100%"/>
      <style:paragraph-properties fo:text-align="center" style:writing-mode="lr-tb"/>
      <style:text-properties style:use-window-font-color="true" loext:opacity="0%" style:text-line-through-style="none" style:text-line-through-type="none" style:font-name="Evangelion" fo:font-size="100pt" fo:font-style="normal" fo:text-shadow="1pt 1pt" style:text-underline-style="none" fo:font-weight="normal" style:font-size-asian="100pt" style:font-style-asian="normal" style:font-size-complex="100pt" style:font-style-complex="normal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text-line-through-style="none" style:text-line-through-type="none" style:font-name="Evangelion" fo:font-size="100pt" fo:font-style="normal" fo:text-shadow="1pt 1pt" style:text-underline-style="none" fo:font-weight="normal" style:font-size-asian="100pt" style:font-style-asian="normal" style:font-size-complex="100pt" style:font-style-complex="normal"/>
    </style:style>
    <style:style style:name="T2" style:family="text">
      <style:text-properties fo:color="#000000" loext:opacity="100%" style:text-line-through-style="none" style:text-line-through-type="none" style:font-name="Evangelion" fo:font-size="100pt" fo:font-style="normal" fo:text-shadow="1pt 1pt" style:text-underline-style="none" fo:font-weight="normal" fo:background-color="transparent" style:font-size-asian="100pt" style:font-style-asian="normal" style:font-size-complex="100pt" style:font-style-complex="normal"/>
    </style:style>
    <style:style style:name="T3" style:family="text">
      <style:text-properties fo:text-transform="uppercase" fo:color="#e8ab18" loext:opacity="100%" style:font-name="Evangelion" fo:font-size="90pt" fo:text-shadow="1pt 1pt" style:font-size-asian="60pt" style:font-size-complex="60pt"/>
    </style:style>
    <style:style style:name="T4" style:family="text">
      <style:text-properties fo:color="#e8ab18" loext:opacity="100%" style:text-line-through-style="none" style:text-line-through-type="none" style:font-name="Evangelion" fo:font-size="100pt" fo:font-style="normal" fo:text-shadow="1pt 1pt" style:text-underline-style="none" fo:font-weight="normal" style:font-size-asian="100pt" style:font-style-asian="normal" style:font-size-complex="100pt" style:font-style-complex="normal"/>
    </style:style>
    <style:style style:name="T5" style:family="text">
      <style:text-properties style:font-name="Evangelion" fo:font-size="90pt" fo:text-shadow="1pt 1pt" style:font-size-asian="90pt" style:font-size-complex="90pt"/>
    </style:style>
    <style:style style:name="T6" style:family="text">
      <style:text-properties style:use-window-font-color="true" loext:opacity="0%" style:text-line-through-style="none" style:text-line-through-type="none" style:font-name="Evangelion" fo:font-size="100pt" fo:font-style="normal" fo:text-shadow="1pt 1pt" style:text-underline-style="none" fo:font-weight="normal" style:font-size-asian="100pt" style:font-style-asian="normal" style:font-size-complex="10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0cm" svg:height="40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196cm" svg:height="5.197cm" draw:transform="rotate (1.5707963267949) translate (7.494cm 17.898cm)">
          <text:p text:style-name="P2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197cm" svg:height="5.197cm" draw:transform="rotate (1.5707963267949) translate (7.494cm 12.598cm)">
          <text:p text:style-name="P4"><text:span text:style-name="T2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197cm" svg:height="5.197cm" draw:transform="rotate (1.5707963267949) translate (7.494cm 7.297cm)">
          <text:p text:style-name="P2"><text:span text:style-name="T1">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196cm" svg:height="5.197cm" draw:transform="rotate (1.5707963267949) translate (12.794cm 17.898cm)">
          <text:p text:style-name="P2"><text:span text:style-name="T1">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197cm" svg:height="5.197cm" draw:transform="rotate (1.5707963267949) translate (12.794cm 12.598cm)">
          <text:p text:style-name="P2"><text:span text:style-name="T1">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197cm" svg:height="5.197cm" draw:transform="rotate (1.5707963267949) translate (12.794cm 7.297cm)">
          <text:p text:style-name="P2"><text:span text:style-name="T1">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196cm" svg:height="5.197cm" draw:transform="rotate (1.5707963267949) translate (18.095cm 17.898cm)">
          <text:p text:style-name="P2"><text:span text:style-name="T1">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197cm" svg:height="5.197cm" draw:transform="rotate (1.5707963267949) translate (18.095cm 12.598cm)">
          <text:p text:style-name="P2"><text:span text:style-name="T1">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197cm" svg:height="5.197cm" draw:transform="rotate (1.5707963267949) translate (18.095cm 7.297cm)">
          <text:p text:style-name="P2"><text:span text:style-name="T1">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196cm" svg:height="5.197cm" draw:transform="rotate (1.5707963267949) translate (23.396cm 17.898cm)">
          <text:p text:style-name="P2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197cm" svg:height="5.197cm" draw:transform="rotate (1.5707963267949) translate (23.396cm 12.598cm)">
          <text:p text:style-name="P2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197cm" svg:height="5.197cm" draw:transform="rotate (1.5707963267949) translate (23.396cm 7.297cm)">
          <text:p text:style-name="P2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196cm" svg:height="5.197cm" draw:transform="rotate (1.5707963267949) translate (28.697cm 17.898cm)">
          <text:p text:style-name="P2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197cm" svg:height="5.197cm" draw:transform="rotate (1.5707963267949) translate (28.697cm 12.598cm)">
          <text:p text:style-name="P2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197cm" svg:height="5.197cm" draw:transform="rotate (1.5707963267949) translate (28.697cm 7.297cm)">
          <text:p text:style-name="P2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196cm" svg:height="5.196cm" draw:transform="rotate (1.5707963267949) translate (33.998cm 17.898cm)">
          <text:p text:style-name="P2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5.197cm" svg:height="5.196cm" draw:transform="rotate (1.5707963267949) translate (33.998cm 12.598cm)">
          <text:p text:style-name="P2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5.197cm" svg:height="5.196cm" draw:transform="rotate (1.5707963267949) translate (33.998cm 7.297cm)">
          <text:p text:style-name="P2"><text:span text:style-name="T1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196cm" svg:height="5.197cm" draw:transform="rotate (1.5707963267949) translate (39.298cm 17.898cm)">
          <text:p text:style-name="P2"><text:span text:style-name="T1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197cm" svg:height="5.197cm" draw:transform="rotate (1.5707963267949) translate (39.298cm 12.598cm)">
          <text:p text:style-name="P2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197cm" svg:height="5.197cm" draw:transform="rotate (1.5707963267949) translate (39.298cm 7.297cm)">
          <text:p text:style-name="P2"><text:span text:style-name="T1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196cm" svg:height="5.197cm" draw:transform="rotate (1.5707963267949) translate (44.599cm 17.898cm)">
          <text:p text:style-name="P2"><text:span text:style-name="T1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197cm" svg:height="5.197cm" draw:transform="rotate (1.5707963267949) translate (44.599cm 12.598cm)">
          <text:p text:style-name="P2"><text:span text:style-name="T1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197cm" svg:height="5.197cm" draw:transform="rotate (1.5707963267949) translate (44.599cm 7.297cm)">
          <text:p text:style-name="P2"><text:span text:style-name="T1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196cm" svg:height="5.197cm" draw:transform="rotate (1.5707963267949) translate (49.9cm 17.898cm)">
          <text:p text:style-name="P2"><text:span text:style-name="T1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197cm" svg:height="5.197cm" draw:transform="rotate (1.5707963267949) translate (49.9cm 12.598cm)">
          <text:p text:style-name="P2"><text:span text:style-name="T1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197cm" svg:height="5.197cm" draw:transform="rotate (1.5707963267949) translate (49.9cm 7.297cm)">
          <text:p text:style-name="P2"><text:span text:style-name="T1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196cm" svg:height="5.197cm" draw:transform="rotate (1.5707963267949) translate (55.201cm 17.898cm)">
          <text:p text:style-name="P2"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197cm" svg:height="5.197cm" draw:transform="rotate (1.5707963267949) translate (55.201cm 12.598cm)">
          <text:p text:style-name="P2"><text:span text:style-name="T1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197cm" svg:height="5.197cm" draw:transform="rotate (1.5707963267949) translate (55.201cm 7.297cm)">
          <text:p text:style-name="P2"><text:span text:style-name="T1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196cm" svg:height="5.196cm" draw:transform="rotate (1.5707963267949) translate (60.502cm 17.898cm)">
          <text:p text:style-name="P7"><text:span text:style-name="T1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5.197cm" svg:height="5.196cm" draw:transform="rotate (1.5707963267949) translate (60.502cm 12.598cm)">
          <text:p text:style-name="P7"><text:span text:style-name="T1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5.197cm" svg:height="5.196cm" draw:transform="rotate (1.5707963267949) translate (60.502cm 7.297cm)">
          <text:p text:style-name="P7"><text:span text:style-name="T1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5.196cm" svg:height="5.197cm" draw:transform="rotate (1.5707963267949) translate (65.802cm 17.898cm)">
          <text:p text:style-name="P4"><text:span text:style-name="T2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197cm" svg:height="5.197cm" draw:transform="rotate (1.5707963267949) translate (65.802cm 12.598cm)">
          <text:p text:style-name="P7"><text:span text:style-name="T1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197cm" svg:height="5.197cm" draw:transform="rotate (1.5707963267949) translate (65.802cm 7.297cm)">
          <text:p text:style-name="P2"><text:span text:style-name="T1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1.099cm" svg:height="5.197cm" svg:x="7.494cm" svg:y="18.002cm">
          <text:p text:style-name="P9"><text:span text:style-name="T3">Primera Doce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1.099cm" svg:height="5.197cm" svg:x="28.697cm" svg:y="18.002cm">
          <text:p text:style-name="P9"><text:span text:style-name="T3">Segunda Doce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1.099cm" svg:height="5.197cm" svg:x="49.9cm" svg:y="18.002cm">
          <text:p text:style-name="P9"><text:span text:style-name="T3">Tercera Doce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.196cm" svg:height="5.197cm" draw:transform="rotate (1.5707963267949) translate (71.103cm 17.898cm)">
          <text:p text:style-name="P11"><text:span text:style-name="T4">2 :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5.197cm" svg:height="5.197cm" draw:transform="rotate (1.5707963267949) translate (71.103cm 12.598cm)">
          <text:p text:style-name="P11"><text:span text:style-name="T4">2 :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5.197cm" svg:height="5.197cm" draw:transform="rotate (1.5707963267949) translate (71.103cm 7.297cm)">
          <text:p text:style-name="P11"><text:span text:style-name="T4">2 :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10.497cm" svg:height="5.197cm" svg:x="7.494cm" svg:y="23.303cm">
          <text:p text:style-name="P13"><text:span text:style-name="T3">1-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0.498cm" svg:height="5.197cm" svg:x="18.095cm" svg:y="23.303cm">
          <text:p text:style-name="P13"><text:span text:style-name="T3">P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10.497cm" svg:height="5.197cm" svg:x="28.697cm" svg:y="23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10.498cm" svg:height="5.197cm" svg:x="39.298cm" svg:y="23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10.497cm" svg:height="5.197cm" svg:x="60.502cm" svg:y="23.303cm">
          <text:p text:style-name="P16"><text:span text:style-name="T5">18-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0.498cm" svg:height="5.197cm" svg:x="49.9cm" svg:y="23.303cm">
          <text:p text:style-name="P13"><text:span text:style-name="T3">IMP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2.778cm" svg:height="2.494cm" svg:x="29.141cm" svg:y="24.031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5" draw:text-style-name="P18" draw:layer="layout" svg:width="2.778cm" svg:height="2.494cm" svg:x="31.399cm" svg:y="25.382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5" draw:text-style-name="P18" draw:layer="layout" svg:width="2.778cm" svg:height="2.494cm" svg:x="33.686cm" svg:y="24.031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18" draw:layer="layout" svg:width="2.779cm" svg:height="2.494cm" svg:x="35.972cm" svg:y="25.382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draw:layer="layout" svg:width="2.778cm" svg:height="2.494cm" svg:x="39.742cm" svg:y="24.032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draw:layer="layout" svg:width="2.778cm" svg:height="2.494cm" svg:x="42.001cm" svg:y="25.383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8" draw:text-style-name="P19" draw:layer="layout" svg:width="2.779cm" svg:height="2.494cm" svg:x="44.287cm" svg:y="24.032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draw:layer="layout" svg:width="2.778cm" svg:height="2.494cm" svg:x="46.574cm" svg:y="25.383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9" draw:text-style-name="P20" draw:layer="layout" svg:width="15.696cm" svg:height="5.223cm" draw:transform="rotate (1.5707963267949) translate (2.149cm 17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3.61898693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2" draw:layer="layout" svg:width="5.197cm" svg:height="5.197cm" draw:transform="rotate (1.5707963267949) translate (2.909cm 12.39cm)">
          <text:p text:style-name="P21"><text:span text:style-name="T6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3" draw:layer="layout" svg:width="20.172cm" svg:height="28.9cm" svg:x="68.128cm" svg:y="11.1cm">
          <draw:image xlink:href="Pictures/1000000100000AE800000FA0FFE0A409.png" xlink:type="simple" xlink:show="embed" xlink:actuate="onLoad" draw:mime-type="image/png">
            <text:p/>
          </draw:image>
        </draw:frame>
        <draw:frame draw:style-name="gr21" draw:text-style-name="P23" draw:layer="layout" svg:width="23.425cm" svg:height="10.41cm" svg:x="27.575cm" svg:y="28.59cm">
          <draw:image xlink:href="Pictures/10000001000002D000000140E557C4F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Evangelion" svg:font-family="Evangel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9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4T10:48:50.237000000</meta:creation-date>
    <dc:date>2024-12-30T20:30:18.593000000</dc:date>
    <meta:editing-duration>PT1H2M34S</meta:editing-duration>
    <meta:editing-cycles>8</meta:editing-cycles>
    <meta:generator>LibreOffice/24.2.4.2$Windows_X86_64 LibreOffice_project/51a6219feb6075d9a4c46691dcfe0cd9c4fff3c2</meta:generator>
    <meta:document-statistic meta:object-count="61"/>
  </office:meta>
</office:document-meta>
</file>